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e1f" officeooo:paragraph-rsid="000d5e1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1) It is a <text:span text:style-name="T1">Social Networking website</text:span> to share images</text:p>
      <text:p text:style-name="P1">categorized in various categories as mentioned on the website.</text:p>
      <text:p text:style-name="P1">(2) Users can <text:span text:style-name="T1">upload Pictures</text:span> publicly or in personalized galleries</text:p>
      <text:p text:style-name="P1">(3) Users can l<text:span text:style-name="T1">ike, comment, share</text:span> and download pictures uploaded by other users.</text:p>
      <text:p text:style-name="P1">(4) Users can <text:span text:style-name="T1">search </text:span>for image content and follow other users.</text:p>
      <text:p text:style-name="P1">(5) Users can <text:span text:style-name="T1">follow categories</text:span> of their preference, according to which, the images will</text:p>
      <text:p text:style-name="P1">be displayed in their feed.</text:p>
      <text:p text:style-name="P1">(6) Users can <text:span text:style-name="T1">chat</text:span> with each other.</text:p>
      <text:p text:style-name="P1">(7) Users can also <text:span text:style-name="T1">buy</text:span> items which are put on sale by other users with a printable</text:p>
      <text:p text:style-name="P1">receipt.</text:p>
      <text:p text:style-name="P1">(8) Central <text:span text:style-name="T1">Administrator</text:span> has control on all activities w.r.t. blocking users, blocking</text:p>
      <text:p text:style-name="P1">pictures, viewing details of users, viewing details of the images, etc.</text:p>
      <text:p text:style-name="P1">(9) Central Administrator can view bar <text:span text:style-name="T1">graphs</text:span> with respect to the number of users</text:p>
      <text:p text:style-name="P1">that have created their accounts and number of followers of each category; and pie</text:p>
      <text:p text:style-name="P1">charts with respect to the number of images on each categ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01:36:14.987889146</meta:creation-date>
    <dc:date>2018-01-04T01:37:06.988036776</dc:date>
    <meta:editing-duration>PT52S</meta:editing-duration>
    <meta:editing-cycles>1</meta:editing-cycles>
    <meta:document-statistic meta:table-count="0" meta:image-count="0" meta:object-count="0" meta:page-count="1" meta:paragraph-count="15" meta:word-count="159" meta:character-count="947" meta:non-whitespace-character-count="803"/>
    <meta:generator>LibreOffice/5.1.6.2$Linux_X86_64 LibreOffice_project/10m0$Build-2</meta:generator>
  </office:meta>
</office:document-meta>
</file>